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  <style:text-properties style:font-size-complex="16pt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DESCRIPCIÓN DE LA SOLUCIÓN</text:p>
          </table:table-cell>
          <table:table-cell table:style-name="Tabla1.B1" office:value-type="string">
            <text:p text:style-name="P2">DS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09:13:00</meta:creation-date>
    <dc:creator>Ángel Millán León</dc:creator>
    <dc:date>2007-10-12T11:09:10</dc:date>
    <dc:language>es-ES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4" meta:character-count="102"/>
  </office:meta>
</office:document-meta>
</file>